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 is a cloud-based platform used for version control and collaboration.</text:p>
      <text:p text:style-name="Standard">It allows developers to store, manage, and track changes in their code using Git.</text:p>
      <text:p text:style-name="Standard"/>
      <text:p text:style-name="Standard">Key features of GitHub:</text:p>
      <text:p text:style-name="Standard">- Repository hosting</text:p>
      <text:p text:style-name="Standard">- Version control with Git</text:p>
      <text:p text:style-name="Standard">- Collaboration via pull requests</text:p>
      <text:p text:style-name="Standard">- Issue tracking</text:p>
      <text:p text:style-name="Standard">- Open-source contributions</text:p>
      <text:p text:style-name="Standard"/>
      <text:p text:style-name="Standard">GitHub is widely used by developers to share projects and work together efficient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17T11:51:44.621025425</meta:creation-date>
    <dc:date>2026-03-17T11:52:02.647449238</dc:date>
    <meta:editing-duration>PT18S</meta:editing-duration>
    <meta:editing-cycles>1</meta:editing-cycles>
    <meta:document-statistic meta:table-count="0" meta:image-count="0" meta:object-count="0" meta:page-count="1" meta:paragraph-count="9" meta:word-count="61" meta:character-count="386" meta:non-whitespace-character-count="334"/>
    <meta:generator>LibreOffice/7.3.7.2$Linux_X86_64 LibreOffice_project/30$Build-2</meta:generator>
  </office:meta>
</office:document-meta>
</file>